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200000291019D8485DBF549C5.png" manifest:media-type="image/png"/>
  <manifest:file-entry manifest:full-path="Pictures/1000020100000294000002838C864DEFA8AC30A7.png" manifest:media-type="image/png"/>
  <manifest:file-entry manifest:full-path="Pictures/10000201000002BD00000283DFB96247F6A7C174.png" manifest:media-type="image/png"/>
  <manifest:file-entry manifest:full-path="Pictures/10000201000001BB000001AA04D71B88FBF8A9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1.98cm" svg:height="21.136cm" svg:x="2.872cm" svg:y="0.21cm">
          <draw:image xlink:href="Pictures/10000201000001BB000001AA04D71B88FBF8A9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2.893cm" svg:height="20.999cm" svg:x="2.286cm" svg:y="0.001cm">
          <draw:image xlink:href="Pictures/10000201000002BD00000283DFB96247F6A7C1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1.554cm" svg:height="20.999cm" svg:x="2.83cm" svg:y="0.054cm">
          <draw:image xlink:href="Pictures/1000020100000294000002838C864DEFA8AC30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1.542cm" svg:height="20.999cm" svg:x="2.642cm" svg:y="0.046cm">
          <draw:image xlink:href="Pictures/10000201000002A200000291019D8485DBF549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03:15:30.437175107</meta:creation-date>
    <dc:date>2018-03-20T03:52:13.101987464</dc:date>
    <meta:editing-duration>PT1M35S</meta:editing-duration>
    <meta:editing-cycles>2</meta:editing-cycles>
    <meta:generator>LibreOffice/5.2.7.2$Linux_X86_64 LibreOffice_project/20m0$Build-2</meta:generator>
    <meta:document-statistic meta:object-count="41"/>
  </office:meta>
</office:document-meta>
</file>